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fill="solid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end="Dimension_20_Lines" draw:marker-end-width="0.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end="" draw:marker-end-width="0.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draw:marker-end="Arrow" draw:marker-end-width="0.15cm" draw:fill="solid" draw:fill-color="#000000" draw:opacity="100%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end="Circle_20_unfilled" draw:marker-end-width="0.23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draw:marker-end="" draw:marker-end-width="0.23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draw:marker-end="Circle" draw:marker-end-width="0.23cm" draw:fill="solid" draw:fill-color="#000000" draw:opacity="100%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draw:marker-start="Circle" draw:marker-start-width="0.23cm" draw:marker-end="Arrow" draw:marker-end-width="0.15cm" draw:fill="solid" draw:fill-color="#000000" draw:opacity="100%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2cm" draw:marker-start-width="0.155cm" draw:marker-end-width="0.155cm" draw:fill="none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2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5cm" svg:height="15cm" svg:x="2.5cm" svg:y="2.5cm">
          <text:p/>
        </draw:rect>
        <draw:rect draw:style-name="gr2" draw:text-style-name="P2" draw:layer="layout" svg:width="4.52cm" svg:height="13.55cm" svg:x="10.88cm" svg:y="3.25cm">
          <text:p text:style-name="P2"><text:span text:style-name="T1">READ</text:span></text:p>
          <text:p text:style-name="P2"><text:span text:style-name="T1">PREAMPS</text:span></text:p>
          <text:p text:style-name="P2"><text:span text:style-name="T1">AND WRITE</text:span></text:p>
          <text:p text:style-name="P2"><text:span text:style-name="T1">CURRENT</text:span></text:p>
          <text:p text:style-name="P2"><text:span text:style-name="T1">CURRENT</text:span></text:p>
          <text:p text:style-name="P2"><text:span text:style-name="T1">SWITCHES</text:span></text:p>
          <text:p text:style-name="P2"><text:span text:style-name="T1">(X5)</text:span></text:p>
        </draw:rect>
        <draw:rect draw:style-name="gr3" draw:text-style-name="P1" draw:layer="layout" svg:width="0.3cm" svg:height="0.3cm" svg:x="3.33cm" svg:y="2.35cm">
          <text:p/>
        </draw:rect>
        <draw:frame draw:style-name="gr4" draw:text-style-name="P3" draw:layer="layout" svg:width="0.992cm" svg:height="0.547cm" svg:x="2.99cm" svg:y="1.92cm">
          <draw:text-box>
            <text:p text:style-name="P3"><text:span text:style-name="T2">VCC</text:span></text:p>
          </draw:text-box>
        </draw:frame>
        <draw:line draw:style-name="gr5" draw:text-style-name="P1" draw:layer="layout" svg:x1="3.48cm" svg:y1="2.66cm" svg:x2="3.48cm" svg:y2="3.59cm">
          <text:p/>
        </draw:line>
        <draw:rect draw:style-name="gr3" draw:text-style-name="P1" draw:layer="layout" svg:width="0.3cm" svg:height="0.3cm" svg:x="4.63cm" svg:y="2.35cm">
          <text:p/>
        </draw:rect>
        <draw:frame draw:style-name="gr4" draw:text-style-name="P3" draw:layer="layout" svg:width="1.039cm" svg:height="0.547cm" svg:x="4.29cm" svg:y="1.92cm">
          <draw:text-box>
            <text:p text:style-name="P3"><text:span text:style-name="T2">GND</text:span></text:p>
          </draw:text-box>
        </draw:frame>
        <draw:line draw:style-name="gr6" draw:text-style-name="P1" draw:layer="layout" svg:x1="4.78cm" svg:y1="2.66cm" svg:x2="4.78cm" svg:y2="3.34cm">
          <text:p/>
        </draw:line>
        <draw:line draw:style-name="gr1" draw:text-style-name="P1" draw:layer="layout" svg:x1="4.58cm" svg:y1="3.42cm" svg:x2="4.98cm" svg:y2="3.42cm">
          <text:p/>
        </draw:line>
        <draw:line draw:style-name="gr1" draw:text-style-name="P1" draw:layer="layout" svg:x1="4.68cm" svg:y1="3.53cm" svg:x2="4.88cm" svg:y2="3.53cm">
          <text:p/>
        </draw:line>
        <draw:rect draw:style-name="gr3" draw:text-style-name="P1" draw:layer="layout" svg:width="0.3cm" svg:height="0.3cm" svg:x="6.13cm" svg:y="2.35cm">
          <text:p/>
        </draw:rect>
        <draw:frame draw:style-name="gr4" draw:text-style-name="P3" draw:layer="layout" svg:width="1.052cm" svg:height="0.547cm" svg:x="5.79cm" svg:y="1.92cm">
          <draw:text-box>
            <text:p text:style-name="P3"><text:span text:style-name="T2">WUS</text:span></text:p>
          </draw:text-box>
        </draw:frame>
        <draw:line draw:style-name="gr7" draw:text-style-name="P1" draw:layer="layout" svg:x1="6.28cm" svg:y1="2.66cm" svg:x2="6.28cm" svg:y2="3.44cm">
          <text:p/>
        </draw:line>
        <draw:rect draw:style-name="gr2" draw:text-style-name="P4" draw:layer="layout" svg:width="1.5cm" svg:height="1cm" svg:x="5.53cm" svg:y="3.44cm">
          <text:p text:style-name="P4"><text:span text:style-name="T2">WRITE</text:span></text:p>
          <text:p text:style-name="P4"><text:span text:style-name="T2">UNSAFE</text:span></text:p>
          <text:p text:style-name="P4"><text:span text:style-name="T2">DETECTOR</text:span></text:p>
        </draw:rect>
        <draw:rect draw:style-name="gr2" draw:text-style-name="P4" draw:layer="layout" svg:width="1.5cm" svg:height="1cm" svg:x="7.93cm" svg:y="3.44cm">
          <text:p text:style-name="P4"><text:span text:style-name="T2">REFFERENCE</text:span></text:p>
          <text:p text:style-name="P4"><text:span text:style-name="T2">VOLTAGE</text:span></text:p>
        </draw:rect>
        <draw:rect draw:style-name="gr3" draw:text-style-name="P1" draw:layer="layout" svg:width="0.3cm" svg:height="0.3cm" svg:x="2.35cm" svg:y="5.05cm">
          <text:p/>
        </draw:rect>
        <draw:rect draw:style-name="gr2" draw:text-style-name="P4" draw:layer="layout" svg:width="1cm" svg:height="1cm" svg:x="3.25cm" svg:y="4.98cm">
          <text:p text:style-name="P4"><text:span text:style-name="T2">MODE</text:span></text:p>
          <text:p text:style-name="P4"><text:span text:style-name="T2">SELECT</text:span></text:p>
        </draw:rect>
        <draw:line draw:style-name="gr1" draw:text-style-name="P1" draw:layer="layout" svg:x1="2.65cm" svg:y1="5.19cm" svg:x2="3.24cm" svg:y2="5.19cm">
          <text:p/>
        </draw:line>
        <draw:path draw:style-name="gr8" draw:text-style-name="P1" draw:layer="layout" svg:width="1.674cm" svg:height="0.759cm" svg:x="4.23cm" svg:y="4.46cm" svg:viewBox="0 0 1675 760" svg:d="M0 755v-20c0-5 0-8 3-12s6-7 10-10 7-3 12-3h1555l-5-485h-50l75-225 75 225h-50l5 510c0 5 0 9-3 13s-5 6-9 9-8 3-13 3h-1580v-5z">
          <text:p/>
        </draw:path>
        <draw:rect draw:style-name="gr3" draw:text-style-name="P1" draw:layer="layout" svg:width="0.3cm" svg:height="0.3cm" svg:x="2.35cm" svg:y="5.55cm">
          <text:p/>
        </draw:rect>
        <draw:line draw:style-name="gr9" draw:text-style-name="P1" draw:layer="layout" svg:x1="2.65cm" svg:y1="5.69cm" svg:x2="3.24cm" svg:y2="5.69cm">
          <text:p/>
        </draw:line>
        <draw:path draw:style-name="gr8" draw:text-style-name="P1" draw:layer="layout" svg:width="4.259cm" svg:height="0.764cm" svg:x="6.63cm" svg:y="4.46cm" svg:viewBox="0 0 4260 765" svg:d="M4260 760v-20c0-5 0-8-3-12s-6-7-10-10-7-3-12-3l-4140-5 5-485h50l-75-225-75 225h50l-5 510c0 5 0 9 3 13s5 6 9 9 8 3 13 3l4165 5v-5z">
          <text:p/>
        </draw:path>
        <draw:line draw:style-name="gr5" draw:text-style-name="P1" draw:layer="layout" svg:x1="8.69cm" svg:y1="4.44cm" svg:x2="8.69cm" svg:y2="4.95cm">
          <text:p/>
        </draw:line>
        <draw:frame draw:style-name="gr4" draw:text-style-name="P3" draw:layer="layout" svg:width="0.98cm" svg:height="0.547cm" svg:x="1.49cm" svg:y="4.921cm">
          <draw:text-box>
            <text:p text:style-name="P3"><text:span text:style-name="T2">R/W</text:span></text:p>
          </draw:text-box>
        </draw:frame>
        <draw:frame draw:style-name="gr4" draw:text-style-name="P3" draw:layer="layout" svg:width="0.836cm" svg:height="0.547cm" svg:x="1.69cm" svg:y="5.422cm">
          <draw:text-box>
            <text:p text:style-name="P3"><text:span text:style-name="T2">CS</text:span></text:p>
          </draw:text-box>
        </draw:frame>
        <draw:rect draw:style-name="gr3" draw:text-style-name="P1" draw:layer="layout" svg:width="0.3cm" svg:height="0.3cm" svg:x="17.35cm" svg:y="4.64cm">
          <text:p/>
        </draw:rect>
        <draw:frame draw:style-name="gr4" draw:text-style-name="P3" draw:layer="layout" svg:width="1.022cm" svg:height="0.547cm" svg:x="17.503cm" svg:y="4.522cm">
          <draw:text-box>
            <text:p text:style-name="P3"><text:span text:style-name="T2">HDX</text:span></text:p>
          </draw:text-box>
        </draw:frame>
        <draw:line draw:style-name="gr1" draw:text-style-name="P1" draw:layer="layout" svg:x1="17.35cm" svg:y1="4.8cm" svg:x2="15.4cm" svg:y2="4.8cm">
          <text:p/>
        </draw:line>
        <draw:rect draw:style-name="gr3" draw:text-style-name="P1" draw:layer="layout" svg:width="0.3cm" svg:height="0.3cm" svg:x="17.338cm" svg:y="5.641cm">
          <text:p/>
        </draw:rect>
        <draw:frame draw:style-name="gr4" draw:text-style-name="P3" draw:layer="layout" svg:width="0.997cm" svg:height="0.547cm" svg:x="17.491cm" svg:y="5.523cm">
          <draw:text-box>
            <text:p text:style-name="P3"><text:span text:style-name="T2">HDY</text:span></text:p>
          </draw:text-box>
        </draw:frame>
        <draw:line draw:style-name="gr1" draw:text-style-name="P1" draw:layer="layout" svg:x1="17.338cm" svg:y1="5.801cm" svg:x2="15.388cm" svg:y2="5.801cm">
          <text:p/>
        </draw:line>
        <draw:rect draw:style-name="gr3" draw:text-style-name="P1" draw:layer="layout" svg:width="0.3cm" svg:height="0.3cm" svg:x="17.338cm" svg:y="6.628cm">
          <text:p/>
        </draw:rect>
        <draw:line draw:style-name="gr1" draw:text-style-name="P1" draw:layer="layout" svg:x1="17.338cm" svg:y1="6.788cm" svg:x2="15.388cm" svg:y2="6.788cm">
          <text:p/>
        </draw:line>
        <draw:rect draw:style-name="gr3" draw:text-style-name="P1" draw:layer="layout" svg:width="0.3cm" svg:height="0.3cm" svg:x="17.326cm" svg:y="7.629cm">
          <text:p/>
        </draw:rect>
        <draw:frame draw:style-name="gr4" draw:text-style-name="P3" draw:layer="layout" svg:width="0.98cm" svg:height="0.547cm" svg:x="17.479cm" svg:y="7.511cm">
          <draw:text-box>
            <text:p text:style-name="P3"><text:span text:style-name="T2">H1Y</text:span></text:p>
          </draw:text-box>
        </draw:frame>
        <draw:line draw:style-name="gr1" draw:text-style-name="P1" draw:layer="layout" svg:x1="17.326cm" svg:y1="7.789cm" svg:x2="15.376cm" svg:y2="7.789cm">
          <text:p/>
        </draw:line>
        <draw:rect draw:style-name="gr3" draw:text-style-name="P1" draw:layer="layout" svg:width="0.3cm" svg:height="0.3cm" svg:x="17.338cm" svg:y="8.64cm">
          <text:p/>
        </draw:rect>
        <draw:frame draw:style-name="gr4" draw:text-style-name="P3" draw:layer="layout" svg:width="0.992cm" svg:height="0.547cm" svg:x="17.491cm" svg:y="8.522cm">
          <draw:text-box>
            <text:p text:style-name="P3"><text:span text:style-name="T2">H2X</text:span></text:p>
          </draw:text-box>
        </draw:frame>
        <draw:line draw:style-name="gr1" draw:text-style-name="P1" draw:layer="layout" svg:x1="17.338cm" svg:y1="8.8cm" svg:x2="15.388cm" svg:y2="8.8cm">
          <text:p/>
        </draw:line>
        <draw:rect draw:style-name="gr3" draw:text-style-name="P1" draw:layer="layout" svg:width="0.3cm" svg:height="0.3cm" svg:x="17.326cm" svg:y="9.641cm">
          <text:p/>
        </draw:rect>
        <draw:frame draw:style-name="gr4" draw:text-style-name="P3" draw:layer="layout" svg:width="0.98cm" svg:height="0.547cm" svg:x="17.479cm" svg:y="9.523cm">
          <draw:text-box>
            <text:p text:style-name="P3"><text:span text:style-name="T2">H2Y</text:span></text:p>
          </draw:text-box>
        </draw:frame>
        <draw:line draw:style-name="gr1" draw:text-style-name="P1" draw:layer="layout" svg:x1="17.326cm" svg:y1="9.801cm" svg:x2="15.376cm" svg:y2="9.801cm">
          <text:p/>
        </draw:line>
        <draw:rect draw:style-name="gr3" draw:text-style-name="P1" draw:layer="layout" svg:width="0.3cm" svg:height="0.3cm" svg:x="17.326cm" svg:y="10.628cm">
          <text:p/>
        </draw:rect>
        <draw:line draw:style-name="gr1" draw:text-style-name="P1" draw:layer="layout" svg:x1="17.326cm" svg:y1="10.788cm" svg:x2="15.376cm" svg:y2="10.788cm">
          <text:p/>
        </draw:line>
        <draw:rect draw:style-name="gr3" draw:text-style-name="P1" draw:layer="layout" svg:width="0.3cm" svg:height="0.3cm" svg:x="17.314cm" svg:y="11.629cm">
          <text:p/>
        </draw:rect>
        <draw:frame draw:style-name="gr4" draw:text-style-name="P3" draw:layer="layout" svg:width="0.98cm" svg:height="0.547cm" svg:x="17.467cm" svg:y="11.511cm">
          <draw:text-box>
            <text:p text:style-name="P3"><text:span text:style-name="T2">H3Y</text:span></text:p>
          </draw:text-box>
        </draw:frame>
        <draw:line draw:style-name="gr1" draw:text-style-name="P1" draw:layer="layout" svg:x1="17.314cm" svg:y1="11.789cm" svg:x2="15.364cm" svg:y2="11.789cm">
          <text:p/>
        </draw:line>
        <draw:rect draw:style-name="gr3" draw:text-style-name="P1" draw:layer="layout" svg:width="0.3cm" svg:height="0.3cm" svg:x="17.326cm" svg:y="12.64cm">
          <text:p/>
        </draw:rect>
        <draw:frame draw:style-name="gr4" draw:text-style-name="P3" draw:layer="layout" svg:width="0.992cm" svg:height="0.547cm" svg:x="17.479cm" svg:y="12.522cm">
          <draw:text-box>
            <text:p text:style-name="P3"><text:span text:style-name="T2">H4X</text:span></text:p>
          </draw:text-box>
        </draw:frame>
        <draw:line draw:style-name="gr1" draw:text-style-name="P1" draw:layer="layout" svg:x1="17.326cm" svg:y1="12.8cm" svg:x2="15.376cm" svg:y2="12.8cm">
          <text:p/>
        </draw:line>
        <draw:rect draw:style-name="gr3" draw:text-style-name="P1" draw:layer="layout" svg:width="0.3cm" svg:height="0.3cm" svg:x="17.314cm" svg:y="13.641cm">
          <text:p/>
        </draw:rect>
        <draw:frame draw:style-name="gr4" draw:text-style-name="P3" draw:layer="layout" svg:width="0.98cm" svg:height="0.547cm" svg:x="17.467cm" svg:y="13.523cm">
          <draw:text-box>
            <text:p text:style-name="P3"><text:span text:style-name="T2">H4Y</text:span></text:p>
          </draw:text-box>
        </draw:frame>
        <draw:line draw:style-name="gr1" draw:text-style-name="P1" draw:layer="layout" svg:x1="17.314cm" svg:y1="13.801cm" svg:x2="15.364cm" svg:y2="13.801cm">
          <text:p/>
        </draw:line>
        <draw:rect draw:style-name="gr3" draw:text-style-name="P1" draw:layer="layout" svg:width="0.3cm" svg:height="0.3cm" svg:x="17.314cm" svg:y="14.628cm">
          <text:p/>
        </draw:rect>
        <draw:line draw:style-name="gr1" draw:text-style-name="P1" draw:layer="layout" svg:x1="17.314cm" svg:y1="14.788cm" svg:x2="15.364cm" svg:y2="14.788cm">
          <text:p/>
        </draw:line>
        <draw:rect draw:style-name="gr3" draw:text-style-name="P1" draw:layer="layout" svg:width="0.3cm" svg:height="0.3cm" svg:x="17.302cm" svg:y="15.629cm">
          <text:p/>
        </draw:rect>
        <draw:frame draw:style-name="gr4" draw:text-style-name="P3" draw:layer="layout" svg:width="0.98cm" svg:height="0.547cm" svg:x="17.455cm" svg:y="15.511cm">
          <draw:text-box>
            <text:p text:style-name="P3"><text:span text:style-name="T2">H5Y</text:span></text:p>
          </draw:text-box>
        </draw:frame>
        <draw:line draw:style-name="gr1" draw:text-style-name="P1" draw:layer="layout" svg:x1="17.302cm" svg:y1="15.789cm" svg:x2="15.352cm" svg:y2="15.789cm">
          <text:p/>
        </draw:line>
        <draw:frame draw:style-name="gr4" draw:text-style-name="P3" draw:layer="layout" svg:width="0.992cm" svg:height="0.547cm" svg:x="17.492cm" svg:y="6.524cm">
          <draw:text-box>
            <text:p text:style-name="P3"><text:span text:style-name="T2">H1X</text:span></text:p>
          </draw:text-box>
        </draw:frame>
        <draw:frame draw:style-name="gr4" draw:text-style-name="P3" draw:layer="layout" svg:width="0.992cm" svg:height="0.547cm" svg:x="17.479cm" svg:y="10.524cm">
          <draw:text-box>
            <text:p text:style-name="P3"><text:span text:style-name="T2">H3X</text:span></text:p>
          </draw:text-box>
        </draw:frame>
        <draw:frame draw:style-name="gr4" draw:text-style-name="P3" draw:layer="layout" svg:width="0.992cm" svg:height="0.547cm" svg:x="17.467cm" svg:y="14.524cm">
          <draw:text-box>
            <text:p text:style-name="P3"><text:span text:style-name="T2">H5X</text:span></text:p>
          </draw:text-box>
        </draw:frame>
        <draw:polygon draw:style-name="gr2" draw:text-style-name="P4" draw:layer="layout" svg:width="1.009cm" svg:height="1.359cm" svg:x="5.59cm" svg:y="6.6cm" svg:viewBox="0 0 1010 1360" draw:points="0,670 0,670 1010,0 1010,1360">
          <text:p/>
        </draw:polygon>
        <draw:line draw:style-name="gr5" draw:text-style-name="P1" draw:layer="layout" svg:x1="10.86cm" svg:y1="6.93cm" svg:x2="6.61cm" svg:y2="6.95cm">
          <text:p/>
        </draw:line>
        <draw:line draw:style-name="gr5" draw:text-style-name="P1" draw:layer="layout" svg:x1="10.873cm" svg:y1="7.639cm" svg:x2="6.623cm" svg:y2="7.659cm">
          <text:p/>
        </draw:line>
        <draw:rect draw:style-name="gr3" draw:text-style-name="P1" draw:layer="layout" svg:width="0.3cm" svg:height="0.3cm" svg:x="2.35cm" svg:y="6.75cm">
          <text:p/>
        </draw:rect>
        <draw:line draw:style-name="gr1" draw:text-style-name="P1" draw:layer="layout" svg:x1="2.663cm" svg:y1="6.89cm" svg:x2="6.17cm" svg:y2="6.89cm">
          <text:p/>
        </draw:line>
        <draw:rect draw:style-name="gr3" draw:text-style-name="P1" draw:layer="layout" svg:width="0.3cm" svg:height="0.3cm" svg:x="2.363cm" svg:y="7.55cm">
          <text:p/>
        </draw:rect>
        <draw:line draw:style-name="gr10" draw:text-style-name="P1" draw:layer="layout" svg:x1="2.663cm" svg:y1="7.69cm" svg:x2="6.18cm" svg:y2="7.68cm">
          <text:p/>
        </draw:line>
        <draw:frame draw:style-name="gr4" draw:text-style-name="P3" draw:layer="layout" svg:width="1.009cm" svg:height="0.547cm" svg:x="1.503cm" svg:y="6.621cm">
          <draw:text-box>
            <text:p text:style-name="P3"><text:span text:style-name="T2">RDX</text:span></text:p>
          </draw:text-box>
        </draw:frame>
        <draw:frame draw:style-name="gr4" draw:text-style-name="P3" draw:layer="layout" svg:width="0.984cm" svg:height="0.547cm" svg:x="1.603cm" svg:y="7.422cm">
          <draw:text-box>
            <text:p text:style-name="P3"><text:span text:style-name="T2">RDY</text:span></text:p>
          </draw:text-box>
        </draw:frame>
        <draw:rect draw:style-name="gr2" draw:text-style-name="P4" xml:id="id1" draw:id="id1" draw:layer="layout" svg:width="1.3cm" svg:height="1.3cm" svg:x="5.5cm" svg:y="8.83cm">
          <text:p text:style-name="P4"><text:span text:style-name="T2">S <text:s text:c="9"/></text:span></text:p>
          <text:p text:style-name="P4"><text:span text:style-name="T2"><text:s text:c="12"/></text:span><text:span text:style-name="T2">Q</text:span></text:p>
          <text:p text:style-name="P4"><text:span text:style-name="T2">WDFF <text:s/></text:span></text:p>
          <text:p text:style-name="P4"><text:span text:style-name="T2"><text:s text:c="12"/></text:span><text:span text:style-name="T2">Q</text:span></text:p>
          <text:p text:style-name="P4"><text:span text:style-name="T2">T <text:s text:c="13"/></text:span></text:p>
        </draw:rect>
        <draw:line draw:style-name="gr1" draw:text-style-name="P1" draw:layer="layout" svg:x1="6.16cm" svg:y1="7.68cm" svg:x2="6.15cm" svg:y2="8.85cm">
          <text:p/>
        </draw:line>
        <draw:path draw:style-name="gr11" draw:text-style-name="P1" draw:layer="layout" svg:width="2.019cm" svg:height="2.704cm" svg:x="4.26cm" svg:y="5.725cm" svg:viewBox="0 0 2020 2705" svg:d="M0 50v-25-25l525 5c5 0 9 0 13 3s6 6 9 10 3 7 3 12l-1 2535h1245l5-17 10-21 15-18 18-15 21-10 21-6 21-3 21 3 22 6 20 10 18 15 15 18 10 21 7 21 2 22-2 20-7 22-10 20-15 18-18 15-20 10-22 6-21 3-21-3-21-6-21-10-18-15-15-18-10-20-5-18h-1270c-5 0-8 0-12-3s-7-5-10-9-3-8-3-13l1-2535z">
          <text:p/>
        </draw:path>
        <draw:rect draw:style-name="gr2" draw:text-style-name="P4" xml:id="id2" draw:id="id2" draw:layer="layout" svg:width="1.5cm" svg:height="1cm" svg:x="7.22cm" svg:y="12.53cm">
          <text:p text:style-name="P4"><text:span text:style-name="T2">WRITE</text:span></text:p>
          <text:p text:style-name="P4"><text:span text:style-name="T2">CURRENT</text:span></text:p>
          <text:p text:style-name="P4"><text:span text:style-name="T2">SOURCE</text:span></text:p>
        </draw:rect>
        <draw:rect draw:style-name="gr3" draw:text-style-name="P1" draw:layer="layout" svg:width="0.3cm" svg:height="0.3cm" svg:x="2.35cm" svg:y="8.95cm">
          <text:p/>
        </draw:rect>
        <draw:rect draw:style-name="gr3" draw:text-style-name="P1" draw:layer="layout" svg:width="0.3cm" svg:height="0.3cm" svg:x="2.376cm" svg:y="9.75cm">
          <text:p/>
        </draw:rect>
        <draw:frame draw:style-name="gr4" draw:text-style-name="P3" draw:layer="layout" svg:width="0.925cm" svg:height="0.547cm" svg:x="1.616cm" svg:y="8.821cm">
          <draw:text-box>
            <text:p text:style-name="P3"><text:span text:style-name="T2">WD</text:span></text:p>
          </draw:text-box>
        </draw:frame>
        <draw:frame draw:style-name="gr4" draw:text-style-name="P3" draw:layer="layout" svg:width="0.988cm" svg:height="0.547cm" svg:x="1.616cm" svg:y="9.622cm">
          <draw:text-box>
            <text:p text:style-name="P3"><text:span text:style-name="T2">WDI</text:span></text:p>
          </draw:text-box>
        </draw:frame>
        <draw:polygon draw:style-name="gr2" draw:text-style-name="P4" draw:layer="layout" svg:width="1.009cm" svg:height="0.999cm" svg:x="3.23cm" svg:y="9.4cm" svg:viewBox="0 0 1010 1000" draw:points="1010,493 1010,493 0,0 0,1000">
          <text:p/>
        </draw:polygon>
        <draw:line draw:style-name="gr1" draw:text-style-name="P1" draw:layer="layout" svg:x1="2.67cm" svg:y1="9.89cm" svg:x2="3.23cm" svg:y2="9.9cm">
          <text:p/>
        </draw:line>
        <draw:line draw:style-name="gr9" draw:text-style-name="P1" draw:layer="layout" svg:x1="4.22cm" svg:y1="9.89cm" svg:x2="5.48cm" svg:y2="9.88cm">
          <text:p/>
        </draw:line>
        <draw:line draw:style-name="gr1" draw:text-style-name="P1" draw:layer="layout" svg:x1="2.68cm" svg:y1="9.1cm" svg:x2="5.5cm" svg:y2="9.1cm">
          <text:p/>
        </draw:line>
        <draw:rect draw:style-name="gr2" draw:text-style-name="P4" draw:layer="layout" svg:width="1.5cm" svg:height="1.3cm" svg:x="3.2cm" svg:y="12.37cm">
          <text:p text:style-name="P4"><text:span text:style-name="T2">VOLTAGE</text:span></text:p>
          <text:p text:style-name="P4"><text:span text:style-name="T2">FAULT</text:span></text:p>
          <text:p text:style-name="P4"><text:span text:style-name="T2">DETECTOR</text:span></text:p>
        </draw:rect>
        <draw:connector draw:style-name="gr12" draw:text-style-name="P1" draw:layer="layout" svg:x1="6.15cm" svg:y1="10.13cm" svg:x2="7.97cm" svg:y2="12.53cm" draw:start-shape="id1" draw:start-glue-point="2" draw:end-shape="id2" draw:end-glue-point="0" svg:d="M6150 10130v1200h1820v1200" svg:viewBox="0 0 1821 2401">
          <text:p/>
        </draw:connector>
        <draw:line draw:style-name="gr5" draw:text-style-name="P1" draw:layer="layout" svg:x1="4.7cm" svg:y1="13.35cm" svg:x2="7.24cm" svg:y2="13.3cm">
          <text:p/>
        </draw:line>
        <draw:path draw:style-name="gr13" draw:text-style-name="P1" draw:layer="layout" svg:width="2.2cm" svg:height="7.834cm" svg:x="5.019cm" svg:y="5.07cm" svg:viewBox="0 0 2201 7835" svg:d="M91 7772c-4-3-7-5-10-9s-3-8-3-13l-10-7531-11-6-17-12-16-17-13-20-8-23-3-23 2-21 4-21 10-19 13-18 16-16 20-12 23-8 23-3 22 1 20 5 19 9 18 13 16 17 13 20 7 22 3 23-1 22-5 20-9 20-13 17-16 16-21 13-22 8-23 3h-1l10 7496 1848 10v-50l225 75-225 75v-50l-1873-10c-5 0-8 0-12-3z">
          <text:p/>
        </draw:path>
        <draw:rect draw:style-name="gr3" draw:text-style-name="P1" draw:layer="layout" svg:width="0.3cm" svg:height="0.3cm" svg:x="2.35cm" svg:y="14.55cm">
          <text:p/>
        </draw:rect>
        <draw:frame draw:style-name="gr4" draw:text-style-name="P3" draw:layer="layout" svg:width="0.984cm" svg:height="0.547cm" svg:x="1.529cm" svg:y="14.421cm">
          <draw:text-box>
            <text:p text:style-name="P3"><text:span text:style-name="T2">HS0</text:span></text:p>
          </draw:text-box>
        </draw:frame>
        <draw:line draw:style-name="gr1" draw:text-style-name="P1" draw:layer="layout" svg:x1="2.65cm" svg:y1="14.71cm" svg:x2="10.88cm" svg:y2="14.71cm">
          <text:p/>
        </draw:line>
        <draw:rect draw:style-name="gr3" draw:text-style-name="P1" draw:layer="layout" svg:width="0.3cm" svg:height="0.3cm" svg:x="2.35cm" svg:y="15.351cm">
          <text:p/>
        </draw:rect>
        <draw:frame draw:style-name="gr4" draw:text-style-name="P3" draw:layer="layout" svg:width="0.984cm" svg:height="0.547cm" svg:x="1.542cm" svg:y="15.222cm">
          <draw:text-box>
            <text:p text:style-name="P3"><text:span text:style-name="T2">HS1</text:span></text:p>
          </draw:text-box>
        </draw:frame>
        <draw:line draw:style-name="gr1" draw:text-style-name="P1" draw:layer="layout" svg:x1="2.65cm" svg:y1="15.49cm" svg:x2="10.893cm" svg:y2="15.511cm">
          <text:p/>
        </draw:line>
        <draw:rect draw:style-name="gr3" draw:text-style-name="P1" draw:layer="layout" svg:width="0.3cm" svg:height="0.3cm" svg:x="2.35cm" svg:y="16.152cm">
          <text:p/>
        </draw:rect>
        <draw:frame draw:style-name="gr4" draw:text-style-name="P3" draw:layer="layout" svg:width="0.984cm" svg:height="0.547cm" svg:x="1.555cm" svg:y="16.023cm">
          <draw:text-box>
            <text:p text:style-name="P3"><text:span text:style-name="T2">HS2</text:span></text:p>
          </draw:text-box>
        </draw:frame>
        <draw:line draw:style-name="gr1" draw:text-style-name="P1" draw:layer="layout" svg:x1="2.65cm" svg:y1="16.291cm" svg:x2="10.893cm" svg:y2="16.312cm">
          <text:p/>
        </draw:line>
        <draw:rect draw:style-name="gr3" draw:text-style-name="P1" draw:layer="layout" svg:width="0.3cm" svg:height="0.3cm" svg:x="7.35cm" svg:y="17.352cm">
          <text:p/>
        </draw:rect>
        <draw:line draw:style-name="gr1" draw:text-style-name="P1" draw:layer="layout" svg:x1="7.5cm" svg:y1="17.35cm" svg:x2="7.51cm" svg:y2="13.53cm">
          <text:p/>
        </draw:line>
        <draw:rect draw:style-name="gr3" draw:text-style-name="P1" draw:layer="layout" svg:width="0.3cm" svg:height="0.3cm" svg:x="8.25cm" svg:y="17.352cm">
          <text:p/>
        </draw:rect>
        <draw:line draw:style-name="gr1" draw:text-style-name="P1" draw:layer="layout" svg:x1="8.4cm" svg:y1="17.35cm" svg:x2="8.41cm" svg:y2="13.53cm">
          <text:p/>
        </draw:line>
        <draw:frame draw:style-name="gr4" draw:text-style-name="P3" draw:layer="layout" svg:width="1.394cm" svg:height="0.547cm" svg:x="6.728cm" svg:y="17.564cm">
          <draw:text-box>
            <text:p text:style-name="P3"><text:span text:style-name="T2">WUS/SE</text:span></text:p>
          </draw:text-box>
        </draw:frame>
        <draw:frame draw:style-name="gr4" draw:text-style-name="P3" draw:layer="layout" svg:width="0.908cm" svg:height="0.547cm" svg:x="7.95cm" svg:y="17.543cm">
          <draw:text-box>
            <text:p text:style-name="P3"><text:span text:style-name="T2">WC</text:span></text:p>
          </draw:text-box>
        </draw:frame>
        <draw:rect draw:style-name="gr2" draw:text-style-name="P5" draw:layer="layout" svg:width="5cm" svg:height="9.6cm" svg:x="21cm" svg:y="3cm">
          <text:p text:style-name="P5"><text:span text:style-name="T3">32R2210R</text:span></text:p>
          <text:p text:style-name="P5"><text:span text:style-name="T3">4</text:span></text:p>
          <text:p text:style-name="P5"><text:span text:style-name="T3">Channels</text:span></text:p>
        </draw:rect>
        <draw:rect draw:style-name="gr1" draw:text-style-name="P1" draw:layer="layout" svg:width="1cm" svg:height="0.5cm" svg:x="20cm" svg:y="3.5cm">
          <text:p/>
        </draw:rect>
        <draw:rect draw:style-name="gr1" draw:text-style-name="P1" draw:layer="layout" svg:width="1cm" svg:height="0.5cm" svg:x="20cm" svg:y="4.4cm">
          <text:p/>
        </draw:rect>
        <draw:rect draw:style-name="gr1" draw:text-style-name="P1" draw:layer="layout" svg:width="1cm" svg:height="0.5cm" svg:x="20cm" svg:y="5.3cm">
          <text:p/>
        </draw:rect>
        <draw:rect draw:style-name="gr1" draw:text-style-name="P1" draw:layer="layout" svg:width="1cm" svg:height="0.5cm" svg:x="20cm" svg:y="6.2cm">
          <text:p/>
        </draw:rect>
        <draw:rect draw:style-name="gr1" draw:text-style-name="P1" draw:layer="layout" svg:width="1cm" svg:height="0.5cm" svg:x="20cm" svg:y="7.1cm">
          <text:p/>
        </draw:rect>
        <draw:rect draw:style-name="gr1" draw:text-style-name="P1" draw:layer="layout" svg:width="1cm" svg:height="0.5cm" svg:x="20cm" svg:y="8cm">
          <text:p/>
        </draw:rect>
        <draw:rect draw:style-name="gr1" draw:text-style-name="P1" draw:layer="layout" svg:width="1cm" svg:height="0.5cm" svg:x="20cm" svg:y="8.9cm">
          <text:p/>
        </draw:rect>
        <draw:rect draw:style-name="gr1" draw:text-style-name="P1" draw:layer="layout" svg:width="1cm" svg:height="0.5cm" svg:x="20cm" svg:y="9.8cm">
          <text:p/>
        </draw:rect>
        <draw:rect draw:style-name="gr1" draw:text-style-name="P1" draw:layer="layout" svg:width="1cm" svg:height="0.5cm" svg:x="20cm" svg:y="10.7cm">
          <text:p/>
        </draw:rect>
        <draw:rect draw:style-name="gr1" draw:text-style-name="P1" draw:layer="layout" svg:width="1cm" svg:height="0.5cm" svg:x="20cm" svg:y="11.6cm">
          <text:p/>
        </draw:rect>
        <draw:rect draw:style-name="gr1" draw:text-style-name="P1" draw:layer="layout" svg:width="1cm" svg:height="0.5cm" svg:x="20cm" svg:y="251cm">
          <text:p/>
        </draw:rect>
        <draw:rect draw:style-name="gr1" draw:text-style-name="P1" draw:layer="layout" svg:width="1cm" svg:height="0.5cm" svg:x="20cm" svg:y="251.9cm">
          <text:p/>
        </draw:rect>
        <draw:rect draw:style-name="gr1" draw:text-style-name="P1" draw:layer="layout" svg:width="1cm" svg:height="0.5cm" svg:x="20cm" svg:y="252.8cm">
          <text:p/>
        </draw:rect>
        <draw:rect draw:style-name="gr1" draw:text-style-name="P1" draw:layer="layout" svg:width="1cm" svg:height="0.5cm" svg:x="20cm" svg:y="253.7cm">
          <text:p/>
        </draw:rect>
        <draw:rect draw:style-name="gr1" draw:text-style-name="P1" draw:layer="layout" svg:width="1cm" svg:height="0.5cm" svg:x="20cm" svg:y="254.6cm">
          <text:p/>
        </draw:rect>
        <draw:rect draw:style-name="gr1" draw:text-style-name="P1" draw:layer="layout" svg:width="1cm" svg:height="0.5cm" svg:x="20cm" svg:y="255.5cm">
          <text:p/>
        </draw:rect>
        <draw:rect draw:style-name="gr1" draw:text-style-name="P1" draw:layer="layout" svg:width="1cm" svg:height="0.5cm" svg:x="20cm" svg:y="256.4cm">
          <text:p/>
        </draw:rect>
        <draw:rect draw:style-name="gr1" draw:text-style-name="P1" draw:layer="layout" svg:width="1cm" svg:height="0.5cm" svg:x="20cm" svg:y="257.3cm">
          <text:p/>
        </draw:rect>
        <draw:rect draw:style-name="gr1" draw:text-style-name="P1" draw:layer="layout" svg:width="1cm" svg:height="0.5cm" svg:x="20cm" svg:y="258.2cm">
          <text:p/>
        </draw:rect>
        <draw:rect draw:style-name="gr1" draw:text-style-name="P1" draw:layer="layout" svg:width="1cm" svg:height="0.5cm" svg:x="20cm" svg:y="259.1cm">
          <text:p/>
        </draw:rect>
        <draw:rect draw:style-name="gr1" draw:text-style-name="P1" draw:layer="layout" svg:width="1cm" svg:height="0.5cm" svg:x="26cm" svg:y="3.5cm">
          <text:p/>
        </draw:rect>
        <draw:rect draw:style-name="gr1" draw:text-style-name="P1" draw:layer="layout" svg:width="1cm" svg:height="0.5cm" svg:x="26cm" svg:y="4.4cm">
          <text:p/>
        </draw:rect>
        <draw:rect draw:style-name="gr1" draw:text-style-name="P1" draw:layer="layout" svg:width="1cm" svg:height="0.5cm" svg:x="26cm" svg:y="5.3cm">
          <text:p/>
        </draw:rect>
        <draw:rect draw:style-name="gr1" draw:text-style-name="P1" draw:layer="layout" svg:width="1cm" svg:height="0.5cm" svg:x="26cm" svg:y="6.2cm">
          <text:p/>
        </draw:rect>
        <draw:rect draw:style-name="gr1" draw:text-style-name="P1" draw:layer="layout" svg:width="1cm" svg:height="0.5cm" svg:x="26cm" svg:y="7.1cm">
          <text:p/>
        </draw:rect>
        <draw:rect draw:style-name="gr1" draw:text-style-name="P1" draw:layer="layout" svg:width="1cm" svg:height="0.5cm" svg:x="26cm" svg:y="8cm">
          <text:p/>
        </draw:rect>
        <draw:rect draw:style-name="gr1" draw:text-style-name="P1" draw:layer="layout" svg:width="1cm" svg:height="0.5cm" svg:x="26cm" svg:y="8.9cm">
          <text:p/>
        </draw:rect>
        <draw:rect draw:style-name="gr1" draw:text-style-name="P1" draw:layer="layout" svg:width="1cm" svg:height="0.5cm" svg:x="26cm" svg:y="9.8cm">
          <text:p/>
        </draw:rect>
        <draw:rect draw:style-name="gr1" draw:text-style-name="P1" draw:layer="layout" svg:width="1cm" svg:height="0.5cm" svg:x="26cm" svg:y="10.7cm">
          <text:p/>
        </draw:rect>
        <draw:rect draw:style-name="gr1" draw:text-style-name="P1" draw:layer="layout" svg:width="1cm" svg:height="0.5cm" svg:x="26cm" svg:y="11.6cm">
          <text:p/>
        </draw:rect>
        <draw:frame draw:style-name="gr4" draw:text-style-name="P6" draw:layer="layout" svg:width="1.204cm" svg:height="0.631cm" svg:x="19.003cm" svg:y="3.423cm">
          <draw:text-box>
            <text:p text:style-name="P6"><text:span text:style-name="T1">GND</text:span></text:p>
          </draw:text-box>
        </draw:frame>
        <draw:frame draw:style-name="gr4" draw:text-style-name="P6" draw:layer="layout" svg:width="0.734cm" svg:height="0.631cm" svg:x="20.85cm" svg:y="3.403cm">
          <draw:text-box>
            <text:p text:style-name="P6"><text:span text:style-name="T1">1</text:span></text:p>
          </draw:text-box>
        </draw:frame>
        <draw:frame draw:style-name="gr4" draw:text-style-name="P6" draw:layer="layout" svg:width="1.14cm" svg:height="0.631cm" svg:x="19.004cm" svg:y="4.324cm">
          <draw:text-box>
            <text:p text:style-name="P6"><text:span text:style-name="T1">H0X</text:span></text:p>
          </draw:text-box>
        </draw:frame>
        <draw:frame draw:style-name="gr4" draw:text-style-name="P6" draw:layer="layout" svg:width="0.734cm" svg:height="0.631cm" svg:x="20.851cm" svg:y="4.304cm">
          <draw:text-box>
            <text:p text:style-name="P6"><text:span text:style-name="T1">2</text:span></text:p>
          </draw:text-box>
        </draw:frame>
        <draw:frame draw:style-name="gr4" draw:text-style-name="P6" draw:layer="layout" svg:width="1.119cm" svg:height="0.631cm" svg:x="19.005cm" svg:y="5.225cm">
          <draw:text-box>
            <text:p text:style-name="P6"><text:span text:style-name="T1">H0Y</text:span></text:p>
          </draw:text-box>
        </draw:frame>
        <draw:frame draw:style-name="gr4" draw:text-style-name="P6" draw:layer="layout" svg:width="0.734cm" svg:height="0.631cm" svg:x="20.852cm" svg:y="5.205cm">
          <draw:text-box>
            <text:p text:style-name="P6"><text:span text:style-name="T1">3</text:span></text:p>
          </draw:text-box>
        </draw:frame>
        <draw:frame draw:style-name="gr4" draw:text-style-name="P6" draw:layer="layout" svg:width="1.14cm" svg:height="0.631cm" svg:x="19.006cm" svg:y="6.126cm">
          <draw:text-box>
            <text:p text:style-name="P6"><text:span text:style-name="T1">H1X</text:span></text:p>
          </draw:text-box>
        </draw:frame>
        <draw:frame draw:style-name="gr4" draw:text-style-name="P6" draw:layer="layout" svg:width="0.734cm" svg:height="0.631cm" svg:x="20.853cm" svg:y="6.106cm">
          <draw:text-box>
            <text:p text:style-name="P6"><text:span text:style-name="T1">4</text:span></text:p>
          </draw:text-box>
        </draw:frame>
        <draw:frame draw:style-name="gr4" draw:text-style-name="P6" draw:layer="layout" svg:width="1.119cm" svg:height="0.631cm" svg:x="19.007cm" svg:y="7.027cm">
          <draw:text-box>
            <text:p text:style-name="P6"><text:span text:style-name="T1">H1Y</text:span></text:p>
          </draw:text-box>
        </draw:frame>
        <draw:frame draw:style-name="gr4" draw:text-style-name="P6" draw:layer="layout" svg:width="0.734cm" svg:height="0.631cm" svg:x="20.854cm" svg:y="7.007cm">
          <draw:text-box>
            <text:p text:style-name="P6"><text:span text:style-name="T1">5</text:span></text:p>
          </draw:text-box>
        </draw:frame>
        <draw:frame draw:style-name="gr4" draw:text-style-name="P6" draw:layer="layout" svg:width="1.14cm" svg:height="0.631cm" svg:x="19.008cm" svg:y="7.928cm">
          <draw:text-box>
            <text:p text:style-name="P6"><text:span text:style-name="T1">H2X</text:span></text:p>
          </draw:text-box>
        </draw:frame>
        <draw:frame draw:style-name="gr4" draw:text-style-name="P6" draw:layer="layout" svg:width="0.734cm" svg:height="0.631cm" svg:x="20.855cm" svg:y="7.908cm">
          <draw:text-box>
            <text:p text:style-name="P6"><text:span text:style-name="T1">6</text:span></text:p>
          </draw:text-box>
        </draw:frame>
        <draw:frame draw:style-name="gr4" draw:text-style-name="P6" draw:layer="layout" svg:width="1.119cm" svg:height="0.631cm" svg:x="19.009cm" svg:y="8.829cm">
          <draw:text-box>
            <text:p text:style-name="P6"><text:span text:style-name="T1">H2Y</text:span></text:p>
          </draw:text-box>
        </draw:frame>
        <draw:frame draw:style-name="gr4" draw:text-style-name="P6" draw:layer="layout" svg:width="0.734cm" svg:height="0.631cm" svg:x="20.856cm" svg:y="8.809cm">
          <draw:text-box>
            <text:p text:style-name="P6"><text:span text:style-name="T1">7</text:span></text:p>
          </draw:text-box>
        </draw:frame>
        <draw:frame draw:style-name="gr4" draw:text-style-name="P6" draw:layer="layout" svg:width="1.14cm" svg:height="0.631cm" svg:x="19.01cm" svg:y="9.73cm">
          <draw:text-box>
            <text:p text:style-name="P6"><text:span text:style-name="T1">H3X</text:span></text:p>
          </draw:text-box>
        </draw:frame>
        <draw:frame draw:style-name="gr4" draw:text-style-name="P6" draw:layer="layout" svg:width="0.734cm" svg:height="0.631cm" svg:x="20.857cm" svg:y="9.71cm">
          <draw:text-box>
            <text:p text:style-name="P6"><text:span text:style-name="T1">8</text:span></text:p>
          </draw:text-box>
        </draw:frame>
        <draw:frame draw:style-name="gr4" draw:text-style-name="P6" draw:layer="layout" svg:width="1.119cm" svg:height="0.631cm" svg:x="19.011cm" svg:y="10.631cm">
          <draw:text-box>
            <text:p text:style-name="P6"><text:span text:style-name="T1">H3Y</text:span></text:p>
          </draw:text-box>
        </draw:frame>
        <draw:frame draw:style-name="gr4" draw:text-style-name="P6" draw:layer="layout" svg:width="0.734cm" svg:height="0.631cm" svg:x="20.858cm" svg:y="10.611cm">
          <draw:text-box>
            <text:p text:style-name="P6"><text:span text:style-name="T1">9</text:span></text:p>
          </draw:text-box>
        </draw:frame>
        <draw:frame draw:style-name="gr4" draw:text-style-name="P6" draw:layer="layout" svg:width="1.145cm" svg:height="0.631cm" svg:x="19.012cm" svg:y="11.532cm">
          <draw:text-box>
            <text:p text:style-name="P6"><text:span text:style-name="T1">VCC</text:span></text:p>
          </draw:text-box>
        </draw:frame>
        <draw:frame draw:style-name="gr4" draw:text-style-name="P6" draw:layer="layout" svg:width="0.916cm" svg:height="0.631cm" svg:x="20.859cm" svg:y="11.512cm">
          <draw:text-box>
            <text:p text:style-name="P6"><text:span text:style-name="T1">10</text:span></text:p>
          </draw:text-box>
        </draw:frame>
        <draw:frame draw:style-name="gr4" draw:text-style-name="P6" draw:layer="layout" svg:width="0.916cm" svg:height="0.631cm" svg:x="25.251cm" svg:y="3.403cm">
          <draw:text-box>
            <text:p text:style-name="P6"><text:span text:style-name="T1">20</text:span></text:p>
          </draw:text-box>
        </draw:frame>
        <draw:frame draw:style-name="gr4" draw:text-style-name="P6" draw:layer="layout" svg:width="0.916cm" svg:height="0.631cm" svg:x="25.252cm" svg:y="4.304cm">
          <draw:text-box>
            <text:p text:style-name="P6"><text:span text:style-name="T1">21</text:span></text:p>
          </draw:text-box>
        </draw:frame>
        <draw:frame draw:style-name="gr4" draw:text-style-name="P6" draw:layer="layout" svg:width="0.916cm" svg:height="0.631cm" svg:x="25.253cm" svg:y="5.205cm">
          <draw:text-box>
            <text:p text:style-name="P6"><text:span text:style-name="T1">22</text:span></text:p>
          </draw:text-box>
        </draw:frame>
        <draw:frame draw:style-name="gr4" draw:text-style-name="P6" draw:layer="layout" svg:width="0.916cm" svg:height="0.631cm" svg:x="25.254cm" svg:y="6.106cm">
          <draw:text-box>
            <text:p text:style-name="P6"><text:span text:style-name="T1">23</text:span></text:p>
          </draw:text-box>
        </draw:frame>
        <draw:frame draw:style-name="gr4" draw:text-style-name="P6" draw:layer="layout" svg:width="0.916cm" svg:height="0.631cm" svg:x="25.255cm" svg:y="7.007cm">
          <draw:text-box>
            <text:p text:style-name="P6"><text:span text:style-name="T1">24</text:span></text:p>
          </draw:text-box>
        </draw:frame>
        <draw:frame draw:style-name="gr4" draw:text-style-name="P6" draw:layer="layout" svg:width="0.916cm" svg:height="0.631cm" svg:x="25.256cm" svg:y="7.908cm">
          <draw:text-box>
            <text:p text:style-name="P6"><text:span text:style-name="T1">25</text:span></text:p>
          </draw:text-box>
        </draw:frame>
        <draw:frame draw:style-name="gr4" draw:text-style-name="P6" draw:layer="layout" svg:width="0.916cm" svg:height="0.631cm" svg:x="25.257cm" svg:y="8.809cm">
          <draw:text-box>
            <text:p text:style-name="P6"><text:span text:style-name="T1">26</text:span></text:p>
          </draw:text-box>
        </draw:frame>
        <draw:frame draw:style-name="gr4" draw:text-style-name="P6" draw:layer="layout" svg:width="0.916cm" svg:height="0.631cm" svg:x="25.258cm" svg:y="9.71cm">
          <draw:text-box>
            <text:p text:style-name="P6"><text:span text:style-name="T1">27</text:span></text:p>
          </draw:text-box>
        </draw:frame>
        <draw:frame draw:style-name="gr4" draw:text-style-name="P6" draw:layer="layout" svg:width="0.916cm" svg:height="0.631cm" svg:x="25.259cm" svg:y="10.611cm">
          <draw:text-box>
            <text:p text:style-name="P6"><text:span text:style-name="T1">28</text:span></text:p>
          </draw:text-box>
        </draw:frame>
        <draw:frame draw:style-name="gr4" draw:text-style-name="P6" draw:layer="layout" svg:width="0.916cm" svg:height="0.631cm" svg:x="25.26cm" svg:y="11.512cm">
          <draw:text-box>
            <text:p text:style-name="P6"><text:span text:style-name="T1">29</text:span></text:p>
          </draw:text-box>
        </draw:frame>
        <draw:frame draw:style-name="gr4" draw:text-style-name="P6" draw:layer="layout" svg:width="0.933cm" svg:height="0.631cm" svg:x="26.803cm" svg:y="3.423cm">
          <draw:text-box>
            <text:p text:style-name="P6"><text:span text:style-name="T1">CS</text:span></text:p>
          </draw:text-box>
        </draw:frame>
        <draw:frame draw:style-name="gr4" draw:text-style-name="P6" draw:layer="layout" svg:width="1.128cm" svg:height="0.631cm" svg:x="26.804cm" svg:y="4.324cm">
          <draw:text-box>
            <text:p text:style-name="P6"><text:span text:style-name="T1">R/W</text:span></text:p>
          </draw:text-box>
        </draw:frame>
        <draw:frame draw:style-name="gr4" draw:text-style-name="P6" draw:layer="layout" svg:width="1.03cm" svg:height="0.631cm" svg:x="26.805cm" svg:y="5.225cm">
          <draw:text-box>
            <text:p text:style-name="P6"><text:span text:style-name="T1">WC</text:span></text:p>
          </draw:text-box>
        </draw:frame>
        <draw:frame draw:style-name="gr4" draw:text-style-name="P6" draw:layer="layout" svg:width="1.128cm" svg:height="0.631cm" svg:x="26.806cm" svg:y="6.126cm">
          <draw:text-box>
            <text:p text:style-name="P6"><text:span text:style-name="T1">RDY</text:span></text:p>
          </draw:text-box>
        </draw:frame>
        <draw:frame draw:style-name="gr4" draw:text-style-name="P6" draw:layer="layout" svg:width="1.166cm" svg:height="0.631cm" svg:x="26.807cm" svg:y="7.027cm">
          <draw:text-box>
            <text:p text:style-name="P6"><text:span text:style-name="T1">RDX</text:span></text:p>
          </draw:text-box>
        </draw:frame>
        <draw:frame draw:style-name="gr4" draw:text-style-name="P6" draw:layer="layout" svg:width="1.128cm" svg:height="0.631cm" svg:x="26.808cm" svg:y="7.928cm">
          <draw:text-box>
            <text:p text:style-name="P6"><text:span text:style-name="T1">HS0</text:span></text:p>
          </draw:text-box>
        </draw:frame>
        <draw:frame draw:style-name="gr4" draw:text-style-name="P6" draw:layer="layout" svg:width="1.128cm" svg:height="0.631cm" svg:x="26.809cm" svg:y="8.829cm">
          <draw:text-box>
            <text:p text:style-name="P6"><text:span text:style-name="T1">HS1</text:span></text:p>
          </draw:text-box>
        </draw:frame>
        <draw:frame draw:style-name="gr4" draw:text-style-name="P6" draw:layer="layout" svg:width="1.052cm" svg:height="0.631cm" svg:x="26.81cm" svg:y="9.73cm">
          <draw:text-box>
            <text:p text:style-name="P6"><text:span text:style-name="T1">WD</text:span></text:p>
          </draw:text-box>
        </draw:frame>
        <draw:frame draw:style-name="gr4" draw:text-style-name="P6" draw:layer="layout" svg:width="1.052cm" svg:height="0.631cm" svg:x="26.811cm" svg:y="10.631cm">
          <draw:text-box>
            <text:p text:style-name="P6"><text:span text:style-name="T1">WD</text:span></text:p>
          </draw:text-box>
        </draw:frame>
        <draw:frame draw:style-name="gr4" draw:text-style-name="P6" draw:layer="layout" svg:width="1.678cm" svg:height="0.631cm" svg:x="26.812cm" svg:y="11.532cm">
          <draw:text-box>
            <text:p text:style-name="P6"><text:span text:style-name="T1">WUS/SE</text:span></text:p>
          </draw:text-box>
        </draw:frame>
        <draw:frame draw:style-name="gr4" draw:text-style-name="P7" draw:layer="layout" svg:width="3.486cm" svg:height="0.712cm" svg:x="7.59cm" svg:y="1.29cm">
          <draw:text-box>
            <text:p><text:span text:style-name="T4">BLOCK DIAGRAM</text:span></text:p>
          </draw:text-box>
        </draw:frame>
        <draw:frame draw:style-name="gr4" draw:text-style-name="P7" draw:layer="layout" svg:width="2.889cm" svg:height="0.712cm" svg:x="22.09cm" svg:y="1.29cm">
          <draw:text-box>
            <text:p><text:span text:style-name="T4">PIN DIAGRAM</text:span></text:p>
          </draw:text-box>
        </draw:frame>
        <draw:frame draw:style-name="gr4" draw:text-style-name="P7" draw:layer="layout" svg:width="3.727cm" svg:height="0.712cm" svg:x="22.091cm" svg:y="15.49cm">
          <draw:text-box>
            <text:p><text:span text:style-name="T4">20-Lead SOV, SOL</text:span></text:p>
          </draw:text-box>
        </draw:frame>
        <draw:line draw:style-name="gr14" draw:text-style-name="P1" draw:layer="layout" svg:x1="1.98cm" svg:y1="5.04cm" svg:x2="2.19cm" svg:y2="5.04cm">
          <text:p/>
        </draw:line>
        <draw:line draw:style-name="gr14" draw:text-style-name="P1" draw:layer="layout" svg:x1="1.99cm" svg:y1="5.56cm" svg:x2="2.22cm" svg:y2="5.56cm">
          <text:p/>
        </draw:line>
        <draw:line draw:style-name="gr15" draw:text-style-name="P1" draw:layer="layout" svg:x1="1.9cm" svg:y1="9.73cm" svg:x2="2.31cm" svg:y2="9.73cm">
          <text:p/>
        </draw:line>
        <draw:line draw:style-name="gr15" draw:text-style-name="P1" draw:layer="layout" svg:x1="27.12cm" svg:y1="3.57cm" svg:x2="27.43cm" svg:y2="3.57cm">
          <text:p/>
        </draw:line>
        <draw:line draw:style-name="gr15" draw:text-style-name="P1" draw:layer="layout" svg:x1="27.65cm" svg:y1="4.48cm" svg:x2="27.38cm" svg:y2="4.48cm">
          <text:p/>
        </draw:line>
        <draw:line draw:style-name="gr15" draw:text-style-name="P1" draw:layer="layout" svg:x1="27.56cm" svg:y1="10.78cm" svg:x2="27.09cm" svg:y2="10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8:51:44.167769246</meta:creation-date>
    <dc:date>2018-04-27T00:49:53.681248286</dc:date>
    <meta:editing-duration>PT5H45M55S</meta:editing-duration>
    <meta:editing-cycles>17</meta:editing-cycles>
    <meta:generator>LibreOffice/4.2.5.2$Linux_x86 LibreOffice_project/420m0$Build-2</meta:generator>
    <meta:document-statistic meta:object-count="181"/>
  </office:meta>
</office:document-meta>
</file>